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align="justify" style:justify-single-word="false" fo:text-indent="-0.5in" style:auto-text-indent="false">
        <style:tab-stops/>
      </style:paragraph-properties>
      <style:text-properties fo:font-weight="bold" style:font-weight-asian="bold" style:font-weight-complex="bold"/>
    </style:style>
    <style:style style:name="P8" style:family="paragraph" style:parent-style-name="Standard">
      <style:paragraph-properties fo:margin-left="0.5in" fo:margin-right="0in" fo:text-align="justify" style:justify-single-word="false" fo:text-indent="-0.5in" style:auto-text-indent="false">
        <style:tab-stops/>
      </style:paragraph-properties>
      <style:text-properties fo:font-weight="normal" style:font-weight-asian="normal" style:font-weight-complex="normal"/>
    </style:style>
    <style:style style:name="P9" style:family="paragraph" style:parent-style-name="Standard">
      <style:paragraph-properties fo:margin-left="0in" fo:margin-right="0in" fo:text-align="justify" style:justify-single-word="false" fo:text-indent="0in"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tab-stops/>
      </style:paragraph-properties>
      <style:text-properties fo:font-weight="bold" style:font-weight-asian="bold"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SU Attitude Control</text:p>
      <text:p text:style-name="P4"/>
      <text:p text:style-name="P5">Last Updated:<text:span text:style-name="T1"> Apr 22, 2010</text:span></text:p>
      <text:p text:style-name="P4"/>
      <text:p text:style-name="P5">General Implementation Notes</text:p>
      <text:list xml:id="list43446390" text:style-name="L1">
        <text:list-item>
          <text:p text:style-name="P12">Moving the RHC past the soft stop causes continuous thruster firings. This is done by setting the ReqdRates variable (in the appropriate axis) to 1000.</text:p>
        </text:list-item>
      </text:list>
      <text:p text:style-name="P6"/>
      <text:p text:style-name="P5">Variable Reference:</text:p>
      <text:p text:style-name="P6"><text:tab/>REQD_ATT – Target attitude (in degrees) in M50 inertial frame. Displayed on UNIV PTG display. Used and updated for all modes.</text:p>
      <text:p text:style-name="P6"><text:tab/>ReqdAttMatrix – M50 inertial matrix corresponding to target LVLH attitude. Only used when holding constant LVLH attitude.</text:p>
      <text:p text:style-name="P6"/>
      <text:p text:style-name="P5">Starting Maneuver</text:p>
      <text:p text:style-name="P6">When ITEM 18/19 is entered in UNIV PTG, the maneuver data is stored in either CurManeuver or FutManeuver (depending on the start time). When AUTO is selected on the DAP (or if AUTO was already selected), StartAttManeuver is called.</text:p>
      <text:p text:style-name="P1"/>
      <text:p text:style-name="P2">Atlantis::AttControl</text:p>
      <text:p text:style-name="P3">Called each timestep from GPC to calculate target attitude/rates and fire thrusters.</text:p>
      <text:p text:style-name="P3"/>
      <text:p text:style-name="P3">When RHC is out of detent:</text:p>
      <text:p text:style-name="P8"><text:tab/>Target rates are calculated based on attitude control mode (DISC RATE/PULSE/FREE) and if RHC is at soft stop or hard stop.</text:p>
      <text:p text:style-name="P8"/>
      <text:p text:style-name="P8">If holding/maneuvering to target attitude:</text:p>
      <text:p text:style-name="P8"><text:tab/>In inertial frame:</text:p>
      <text:p text:style-name="P8"><text:tab/><text:tab/>Target attitudes are initialized when initiating maneuver.</text:p>
      <text:p text:style-name="P8"><text:tab/>In rotating frame (i.e. LVLH):</text:p>
      <text:p text:style-name="P8"><text:tab/><text:tab/>Store target rotation matrix from last timestep.</text:p>
      <text:p text:style-name="P8"><text:tab/><text:tab/>Convert target attitude into M50 target (for this timestep).</text:p>
      <text:p text:style-name="P8"><text:tab/><text:tab/>Calculate null rates as change between current and previous M50 target angles.</text:p>
      <text:p text:style-name="P8"><text:tab/><text:tab/>If maneuvering to target attitude, time required to complete maneuver and target inertial <text:tab/><text:tab/>attitude are calculated when maneuver starts and at 60 second intervals.</text:p>
      <text:p text:style-name="P8"/>
      <text:p text:style-name="P8"><text:tab/>Convert target (M50) attitude to Orbiter frame.</text:p>
      <text:p text:style-name="P8"><text:tab/>Calculate target rates. Different versions of CalcRequiredRates function are called depending <text:tab/>on if shuttle has already reached target attitude.</text:p>
      <text:p text:style-name="P8"/>
      <text:p text:style-name="P8">Call SetRates or OMSTVC (during OMS burn) to set rates.</text:p>
      <text:p text:style-name="P8"/>
      <text:p text:style-name="P7">Atlantis::CalcRequiredRates</text:p>
      <text:p text:style-name="P9">This function has two overloads; one is called when the shuttle is maneuvering to the target attitude, and the other is called when holding the target attitude.</text:p>
      <text:p text:style-name="P9"/>
      <text:p text:style-name="P9">When maneuvering:</text:p>
      <text:p text:style-name="P9"><text:tab/>Calculate Euler axis/angle to rotate to target attitude.</text:p>
      <text:p text:style-name="P9"><text:soft-page-break/><text:tab/>Calculate appropriate rates to rotate around target axis.</text:p>
      <text:p text:style-name="P9"><text:tab/>Check angles to determine if shuttle is in target attitude.</text:p>
      <text:p text:style-name="P9"/>
      <text:p text:style-name="P9">When holding:</text:p>
      <text:p text:style-name="P9"><text:tab/>For each single axis, check if error is greater than deadband.</text:p>
      <text:p text:style-name="P9"><text:tab/>If error is greater than deadband, rates are proportional to error.</text:p>
      <text:p text:style-name="P9"/>
      <text:p text:style-name="P10">Atlantis::StartAttManeuver</text:p>
      <text:p text:style-name="P9">Initializes Atlantis member variables with values from CurManeuver struct.</text:p>
      <text:p text:style-name="P9"/>
      <text:p text:style-name="P10">Atlantis::ConvertLVLHAnglesToM50Matrix</text:p>
      <text:p text:style-name="P9">Converts angles (in radians) passed to Orbiter frame, then calls ConvertMatrixBetweenM50AndOrbiter to get M50 matrix.</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7T12:46:23.54</meta:creation-date>
    <dc:date>2010-04-22T23:34:47.99</dc:date>
    <meta:editing-duration>PT13H43M55S</meta:editing-duration>
    <meta:editing-cycles>13</meta:editing-cycles>
    <meta:generator>OpenOffice.org/3.2$Win32 OpenOffice.org_project/320m12$Build-9483</meta:generator>
    <meta:document-statistic meta:table-count="0" meta:image-count="0" meta:object-count="0" meta:page-count="2" meta:paragraph-count="37" meta:word-count="372" meta:character-count="2531"/>
  </office:meta>
</office:document-meta>
</file>